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4.26cm" style:rel-column-width="16424*"/>
    </style:style>
    <style:style style:name="Tabelle1.B" style:family="table-column">
      <style:table-column-properties style:column-width="8.495cm" style:rel-column-width="32747*"/>
    </style:style>
    <style:style style:name="Tabelle1.C" style:family="table-column">
      <style:table-column-properties style:column-width="4.246cm" style:rel-column-width="16364*"/>
    </style:style>
    <style:style style:name="Tabel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.C1" style:family="table-cell">
      <style:table-cell-properties fo:padding="0.097cm" fo:border="0.002cm solid #000000"/>
    </style:style>
    <style:style style:name="Tabelle1.A2" style:family="table-cell">
      <style:table-cell-properties fo:padding="0.097cm" fo:border-left="0.002cm solid #000000" fo:border-right="none" fo:border-top="none" fo:border-bottom="0.002cm solid #000000"/>
    </style:style>
    <style:style style:name="Tabelle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2" style:family="table">
      <style:table-properties style:width="15.584cm" fo:margin-left="1.439cm" fo:margin-right="-0.023cm" table:align="margins"/>
    </style:style>
    <style:style style:name="Tabelle2.A" style:family="table-column">
      <style:table-column-properties style:column-width="15.584cm" style:rel-column-width="8835*"/>
    </style:style>
    <style:style style:name="Tabelle2.A1" style:family="table-cell">
      <style:table-cell-properties fo:padding="0.097cm" fo:border="0.002cm solid #000000"/>
    </style:style>
    <style:style style:name="Tabelle3" style:family="table">
      <style:table-properties style:width="15.61cm" fo:margin-left="1.413cm" fo:margin-right="-0.023cm" table:align="margins"/>
    </style:style>
    <style:style style:name="Tabelle3.A" style:family="table-column">
      <style:table-column-properties style:column-width="15.61cm" style:rel-column-width="8850*"/>
    </style:style>
    <style:style style:name="Tabelle3.A1" style:family="table-cell">
      <style:table-cell-properties fo:padding="0.097cm" fo:border="0.002cm solid #000000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3" style:family="paragraph" style:parent-style-name="Standard">
      <style:text-properties style:font-name="Times New Roman" fo:font-size="10pt" style:font-size-asian="10pt" style:font-size-complex="10pt"/>
    </style:style>
    <style:style style:name="P4" style:family="paragraph" style:parent-style-name="Standard">
      <style:text-properties style:text-underline-style="none" fo:font-weight="normal" style:font-weight-asian="normal" style:font-weight-complex="normal"/>
    </style:style>
    <style:style style:name="P5" style:family="paragraph" style:parent-style-name="Standard">
      <style:text-properties fo:font-size="10pt" style:font-size-asian="10pt" style:font-size-complex="10pt"/>
    </style:style>
    <style:style style:name="P6" style:family="paragraph" style:parent-style-name="Standard">
      <style:text-properties fo:font-size="10pt" fo:font-weight="normal" style:font-size-asian="10pt" style:font-weight-asian="normal" style:font-size-complex="10pt" style:font-weight-complex="normal"/>
    </style:style>
    <style:style style:name="P7" style:family="paragraph" style:parent-style-name="Standard">
      <style:text-properties fo:font-size="10pt" fo:font-weight="bold" style:font-size-asian="10pt" style:font-weight-asian="bold" style:font-size-complex="10pt" style:font-weight-complex="bold"/>
    </style:style>
    <style:style style:name="P8" style:family="paragraph" style:parent-style-name="Standard" style:list-style-name="L1"/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elle1" table:style-name="Tabelle1">
        <table:table-column table:style-name="Tabelle1.A"/>
        <table:table-column table:style-name="Tabelle1.B"/>
        <table:table-column table:style-name="Tabelle1.C"/>
        <table:table-row>
          <table:table-cell table:style-name="Tabelle1.A1" office:value-type="string">
            <text:p text:style-name="P3">Technikerschule Erlangen</text:p>
          </table:table-cell>
          <table:table-cell table:style-name="Tabelle1.A1" office:value-type="string">
            <text:p text:style-name="P3">Thema: <text:s/>Javascript Einführung</text:p>
          </table:table-cell>
          <table:table-cell table:style-name="Tabelle1.C1" office:value-type="string">
            <text:p text:style-name="P3">Datum:</text:p>
          </table:table-cell>
        </table:table-row>
        <table:table-row>
          <table:table-cell table:style-name="Tabelle1.A2" office:value-type="string">
            <text:p text:style-name="P3">Internet Technologie</text:p>
          </table:table-cell>
          <table:table-cell table:style-name="Tabelle1.A2" office:value-type="string">
            <text:p text:style-name="P3">Beispiele/03_Objekte/3Prototype-in-Konsole</text:p>
          </table:table-cell>
          <table:table-cell table:style-name="Tabelle1.C2" office:value-type="string">
            <text:p text:style-name="P3">Schuljahr 2015/16</text:p>
          </table:table-cell>
        </table:table-row>
      </table:table>
      <text:p text:style-name="P2">1. Eingabebeispiel in Konsole</text:p>
      <text:p text:style-name="P2"/>
      <text:p text:style-name="Standard">function Beispiel(){</text:p>
      <text:p text:style-name="Standard"><text:tab/>this.number = Math.random();</text:p>
      <text:p text:style-name="Standard">}</text:p>
      <text:p text:style-name="Standard">new Beispiel();</text:p>
      <text:p text:style-name="Standard"/>
      <text:p text:style-name="Standard">→ wiederhole → immer anderer Wert</text:p>
      <text:p text:style-name="Standard"/>
      <text:p text:style-name="Standard">→ siehe Jedesmal neu erstellt.</text:p>
      <text:p text:style-name="Standard"/>
      <text:p text:style-name="Standard">function Beispiel(){}</text:p>
      <text:p text:style-name="Standard">Beispiel.prototype</text:p>
      <text:p text:style-name="Standard"/>
      <text:p text:style-name="Standard">Beispiel.prototype.number = Math.random(); \\ Property kreieren</text:p>
      <text:p text:style-name="Standard"/>
      <text:p text:style-name="Standard">new Beispiel();</text:p>
      <text:p text:style-name="Standard"/>
      <text:p text:style-name="Standard">→ wiederhole → immer gleich</text:p>
      <text:p text:style-name="Standard"/>
      <text:p text:style-name="Standard"/>
      <text:p text:style-name="Standard">Beispiel.prototype = {<text:tab/><text:tab/><text:tab/><text:tab/>// andere Schreibweise</text:p>
      <text:p text:style-name="Standard"><text:s text:c="8"/>number: Math.random()<text:tab/><text:tab/><text:tab/><text:tab/><text:span text:style-name="T1">//Beachte kein ; in Objekten</text:span></text:p>
      <text:p text:style-name="Standard">};</text:p>
      <text:p text:style-name="Standard"/>
      <text:p text:style-name="Standard">var a <text:s/>= new Beispiel(); </text:p>
      <text:p text:style-name="Standard"/>
      <text:p text:style-name="Standard">a.number</text:p>
      <text:p text:style-name="Standard">→ <text:s/>gleich</text:p>
      <text:p text:style-name="Standard"/>
      <text:p text:style-name="Standard">Beispiel.prototype.number = Math.random(); <text:span text:style-name="T1">\\ Property im Prototyp verändern</text:span></text:p>
      <text:p text:style-name="Standard"/>
      <text:p text:style-name="Standard">a.number</text:p>
      <text:p text:style-name="Standard">→ verändert 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<text:soft-page-break/>2. Eingabebeispiel für Database Objekt</text:p>
      <text:p text:style-name="P4">Jetzt wollen wir folgendes Beispiel umschreiben und Funktionen auslagern:</text:p>
      <table:table table:name="Tabelle2" table:style-name="Tabelle2">
        <table:table-column table:style-name="Tabelle2.A"/>
        <table:table-row>
          <table:table-cell table:style-name="Tabelle2.A1" office:value-type="string">
            <text:p text:style-name="P5">function Database () {</text:p>
            <text:p text:style-name="P5"><text:tab/>this.database = [];</text:p>
            <text:p text:style-name="P5"><text:tab/>this.insert = function …</text:p>
            <text:p text:style-name="P5"><text:tab/>this.where = function …</text:p>
            <text:p text:style-name="P5"><text:s text:c="12"/>this.update = function ….</text:p>
            <text:p text:style-name="P5"><text:s text:c="12"/>this.delete = function ….</text:p>
            <text:p text:style-name="P5">}</text:p>
          </table:table-cell>
        </table:table-row>
      </table:table>
      <text:p text:style-name="Standard"/>
      <table:table table:name="Tabelle3" table:style-name="Tabelle3">
        <table:table-column table:style-name="Tabelle3.A"/>
        <table:table-row>
          <table:table-cell table:style-name="Tabelle3.A1" office:value-type="string">
            <text:p text:style-name="P5">function Database () {</text:p>
            <text:p text:style-name="P5"><text:tab/>this.database = [];</text:p>
            <text:p text:style-name="P5">}</text:p>
            <text:p text:style-name="P5">Database.prototype = { <text:s text:c="20"/>\\ Funktionen im Prototype</text:p>
            <text:p text:style-name="P5"><text:tab/>insert: function … , <text:s text:c="15"/>\\ Komma zwischen Funktionen</text:p>
            <text:p text:style-name="P5"><text:tab/>where: function … ,</text:p>
            <text:p text:style-name="P5"><text:s text:c="12"/>update: function … ,</text:p>
            <text:p text:style-name="P5"><text:s text:c="12"/>delete: function ….</text:p>
            <text:p text:style-name="P5">};</text:p>
          </table:table-cell>
        </table:table-row>
      </table:table>
      <text:p text:style-name="Standard"/>
      <text:p text:style-name="Standard"><text:span text:style-name="T1">Lösung:</text:span> </text:p>
      <text:p text:style-name="P5">function Database (){ </text:p>
      <text:p text:style-name="P5"><text:tab/>this. database = []; </text:p>
      <text:p text:style-name="P5">}</text:p>
      <text:p text:style-name="P5">Database.prototype = {</text:p>
      <text:p text:style-name="P5"><text:tab/>insert:function(obj) {</text:p>
      <text:p text:style-name="P5"><text:tab/><text:tab/>this.database.push(obj);</text:p>
      <text:p text:style-name="P5"><text:tab/>},</text:p>
      <text:p text:style-name="P5"><text:tab/>where: function (prop,val) {</text:p>
      <text:p text:style-name="P5"><text:tab/><text:tab/><text:span text:style-name="T2">if (!prop) <text:tab/>{<text:tab/></text:span></text:p>
      <text:p text:style-name="P6"><text:tab/><text:tab/><text:tab/>return this.database;</text:p>
      <text:p text:style-name="P6"><text:tab/><text:tab/>}</text:p>
      <text:p text:style-name="P5"><text:tab/><text:tab/>for (var resdatabase = [], i = 0; <text:s/>i &lt; this.database.length ; i++){</text:p>
      <text:p text:style-name="P5"><text:tab/><text:tab/><text:tab/>if (this.database[i][prop] === val){</text:p>
      <text:p text:style-name="P5"><text:tab/><text:tab/><text:tab/><text:tab/>resArray.push (this.database[i]);</text:p>
      <text:p text:style-name="P5"><text:tab/><text:tab/><text:tab/>}</text:p>
      <text:p text:style-name="P5"><text:tab/><text:tab/>}</text:p>
      <text:p text:style-name="P5"><text:tab/> <text:s text:c="11"/>return resArr;</text:p>
      <text:p text:style-name="P5"><text:tab/>},</text:p>
      <text:p text:style-name="P7"><text:s text:c="11"/><text:span text:style-name="T2">update: function(whereprop, whereval, updateprop, updateval){</text:span></text:p>
      <text:p text:style-name="P5"><text:tab/> <text:s text:c="10"/>for (var resdatabase = [], i = 0; <text:s/>i &lt; this.database.length ; i++){</text:p>
      <text:p text:style-name="P5"><text:tab/> <text:s text:c="20"/>if (this.database[i][whereprop] === whereval){</text:p>
      <text:p text:style-name="P5"><text:tab/><text:tab/><text:tab/><text:tab/>this.database[i][updateprop] = updateval;</text:p>
      <text:p text:style-name="P5"><text:tab/><text:tab/> <text:s text:c="8"/>}</text:p>
      <text:p text:style-name="P7"><text:tab/> <text:s text:c="9"/>}</text:p>
      <text:p text:style-name="P7"><text:s text:c="9"/>},</text:p>
      <text:p text:style-name="P6"><text:s text:c="9"/>delete: function(prop,val){</text:p>
      <text:p text:style-name="P6"><text:tab/> <text:s text:c="5"/>if (!prop){</text:p>
      <text:p text:style-name="P6"><text:tab/><text:tab/>val currentDatabase = this.database;</text:p>
      <text:p text:style-name="P6"><text:tab/><text:tab/>this.database =[];</text:p>
      <text:p text:style-name="P6"><text:tab/><text:tab/>return currentDatabase;</text:p>
      <text:p text:style-name="P6"><text:tab/> <text:s text:c="6"/>}</text:p>
      <text:p text:style-name="P7"/>
      <text:p text:style-name="P5"><text:tab/> <text:s text:c="6"/>for (var resdatabase = [], i = 0; <text:s/>i &lt; this.database.length ; i++){</text:p>
      <text:p text:style-name="P5"><text:tab/> <text:s text:c="14"/>if (this.database[i][prop] === val){</text:p>
      <text:p text:style-name="P5"><text:tab/><text:tab/> <text:s text:c="8"/>return this.database.splice(i,1); // loeschen;</text:p>
      <text:p text:style-name="P5"><text:tab/><text:tab/> <text:s text:c="2"/>}</text:p>
      <text:p text:style-name="P7"><text:tab/> <text:s text:c="5"/>}</text:p>
      <text:p text:style-name="P5"><text:span text:style-name="T1"><text:s text:c="10"/>}</text:span></text:p>
      <text:p text:style-name="P5">};</text:p>
      <text:p text:style-name="P5"/>
      <text:p text:style-name="P2"><text:soft-page-break/>3. Eingabebeispiel für Objekt Database</text:p>
      <text:p text:style-name="Standard"/>
      <text:list xml:id="list1191575639014111226" text:style-name="L1">
        <text:list-item>
          <text:p text:style-name="P8">Testen Sie zuerst das Beispiel oben</text:p>
          <text:p text:style-name="P8"/>
        </text:list-item>
        <text:list-item>
          <text:p text:style-name="P8">Fügen Sie eine ID für die Objekte, die gespeichert werdn ein.</text:p>
        </text:list-item>
      </text:list>
      <text:p text:style-name="Standard"/>
      <text:p text:style-name="Standard"><text:tab/>Hierzu folgendes eingaben:</text:p>
      <text:p text:style-name="Standard"/>
      <text:p text:style-name="Standard">Database.prototype.insert = function (obj) {</text:p>
      <text:p text:style-name="Standard"><text:tab/>obj[“id“] = this.index++;</text:p>
      <text:p text:style-name="Standard"><text:tab/>this database.push(obj);</text:p>
      <text:p text:style-name="Standard">}</text:p>
      <text:p text:style-name="Standard">Database.prototype.index = 0;</text:p>
      <text:p text:style-name="Standard"/>
      <text:list xml:id="list39756589" text:continue-numbering="true" text:style-name="L1">
        <text:list-item>
          <text:p text:style-name="P8">Löschen Sie jetzt die bisherigen Einträge </text:p>
        </text:list-item>
      </text:list>
      <text:p text:style-name="Standard"/>
      <text:p text:style-name="Standard">db.delete();</text:p>
      <text:p text:style-name="Standard"/>
      <text:p text:style-name="Standard">db.where();</text:p>
      <text:p text:style-name="Standard"/>
      <text:p text:style-name="Standard">→ Ist db leer?</text:p>
      <text:p text:style-name="Standard"/>
      <text:p text:style-name="Standard"/>
      <text:list xml:id="list39751513" text:continue-numbering="true" text:style-name="L1">
        <text:list-item>
          <text:p text:style-name="P8">Erzeugen Sie ein neues Objekt in db und ein Zweites:</text:p>
        </text:list-item>
      </text:list>
      <text:p text:style-name="Standard"/>
      <text:p text:style-name="Standard">db.insert ({ hallo: “Welt!“});</text:p>
      <text:p text:style-name="Standard"/>
      <text:p text:style-name="Standard">db.insert ({tag : “Freunde!“});</text:p>
      <text:p text:style-name="Standard"/>
      <text:p text:style-name="Standard">→ Kontrollieren Sie die ID</text:p>
      <text:p text:style-name="Standard"/>
      <text:p text:style-name="Standard">db.where();</text:p>
      <text:p text:style-name="Standard"/>
      <text:list xml:id="list39760079" text:continue-numbering="true" text:style-name="L1">
        <text:list-item>
          <text:p text:style-name="P8">Aber ID lässt sich von aussen setzen:</text:p>
        </text:list-item>
      </text:list>
      <text:p text:style-name="Standard"/>
      <text:p text:style-name="Standard">db.index = 0;</text:p>
      <text:p text:style-name="Standard">db.insert ({nacht : “Schule!“});</text:p>
      <text:p text:style-name="Standard"/>
      <text:p text:style-name="Standard">→ Jetzt hat das neue Objekt wieder die ID = 0</text:p>
      <text:p text:style-name="Standard"/>
      <text:p text:style-name="Standard"><text:span text:style-name="T1">Frage: Wie kann man ID vor Zugriff von Aussen schützen?</text:span></text:p>
      <text:p text:style-name="Standard">Lösung: Funktionscope d.h. Variablen mit var in Funktion deklariert sind nur in dieser Funktion sichtbar.</text:p>
      <text:p text:style-name="Standard"/>
      <text:p text:style-name="Standard">function Database () {</text:p>
      <text:p text:style-name="Standard"><text:tab/>this.database = [];</text:p>
      <text:p text:style-name="Standard"><text:tab/><text:span text:style-name="T1">var index = 0; <text:tab/><text:tab/>\\ Funktionscope</text:span></text:p>
      <text:p text:style-name="Standard"><text:span text:style-name="T1"><text:tab/>this.insert = function (obj) {</text:span></text:p>
      <text:p text:style-name="Standard"><text:span text:style-name="T1"><text:tab/> <text:s text:c="3"/>obj[“id“] = index++;</text:span></text:p>
      <text:p text:style-name="Standard"><text:span text:style-name="T1"><text:tab/> <text:s text:c="3"/>this.database.push(obj);<text:tab/>\\ Muss hier sein um index zu sehen</text:span></text:p>
      <text:p text:style-name="Standard"><text:span text:style-name="T1"><text:tab/>};</text:span></text:p>
      <text:p text:style-name="Standard">}</text:p>
      <text:list xml:id="list39772331" text:continue-numbering="true" text:style-name="L1">
        <text:list-item>
          <text:p text:style-name="P8"><text:soft-page-break/>Jetzt muss der Prototype wieder definiert werden. (Einfach kopieren)</text:p>
          <text:p text:style-name="P8"/>
        </text:list-item>
        <text:list-item>
          <text:p text:style-name="P8">Jetzt muss db neu erzeugt werden und Objekte eingefügt werden.</text:p>
          <text:p text:style-name="P8"/>
        </text:list-item>
        <text:list-item>
          <text:p text:style-name="P8">Probieren Sie ob index erreichbar von Aussen:</text:p>
        </text:list-item>
      </text:list>
      <text:p text:style-name="Standard"/>
      <text:p text:style-name="Standard">db.index = 4; <text:s text:c="2"/>\\ oder Liste von db Properties anschauen</text:p>
      <text:list xml:id="list39748048" text:continue-numbering="true" text:style-name="L1">
        <text:list-header>
          <text:p text:style-name="P8"/>
        </text:list-header>
      </text:list>
      <text:p text:style-name="P1">Frage: Wieso musste nicht insert aus prototype Database löschen und neues insert bei Objekt Database wird verwendet?</text:p>
      <text:p text:style-name="P1"/>
      <text:p text:style-name="P2">Zuerst wird beim Objekt geschaut erst dann Prototype!!!!</text:p>
      <text:p text:style-name="P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Yvonne Fitzgerald</meta:initial-creator>
    <meta:creation-date>2015-12-30T20:42:20.45</meta:creation-date>
    <dc:date>2016-01-02T19:58:08.43</dc:date>
    <dc:creator>Yvonne Fitzgerald</dc:creator>
    <meta:editing-duration>PT8H50M26S</meta:editing-duration>
    <meta:editing-cycles>53</meta:editing-cycles>
    <meta:generator>OpenOffice/4.1.1$Win32 OpenOffice.org_project/411m6$Build-9775</meta:generator>
    <meta:document-statistic meta:table-count="3" meta:image-count="0" meta:object-count="0" meta:page-count="4" meta:paragraph-count="122" meta:word-count="499" meta:character-count="3689"/>
  </office:meta>
</office:document-meta>
</file>